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202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85408" calcext:value-type="float">
            <text:p>95.08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2023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6044" calcext:value-type="float">
            <text:p>94.96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2022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4708" calcext:value-type="float">
            <text:p>94.74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2021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61864" calcext:value-type="float">
            <text:p>94.16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2020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26128" calcext:value-type="float">
            <text:p>93.22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2019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22624" calcext:value-type="float">
            <text:p>92.62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201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7528" calcext:value-type="float">
            <text:p>91.7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2016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128" calcext:value-type="float">
            <text:p>90.2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2015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6584" calcext:value-type="float">
            <text:p>90.01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201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3456" calcext:value-type="float">
            <text:p>89.3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2012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21896" calcext:value-type="float">
            <text:p>88.32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201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7792" calcext:value-type="float">
            <text:p>86.7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2011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864" calcext:value-type="float">
            <text:p>84.3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2010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6664" calcext:value-type="float">
            <text:p>83.0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2009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6824" calcext:value-type="float">
            <text:p>81.1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2008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4368" calcext:value-type="float">
            <text:p>79.1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2007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9536" calcext:value-type="float">
            <text:p>77.0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2006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7288" calcext:value-type="float">
            <text:p>75.83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2005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14456" calcext:value-type="float">
            <text:p>74.51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2004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08" calcext:value-type="float">
            <text:p>74.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2003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2002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4384" calcext:value-type="float">
            <text:p>72.41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2001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42" calcext:value-type="float">
            <text:p>71.70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2000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1999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199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0856" calcext:value-type="float">
            <text:p>68.57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1997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5808" calcext:value-type="float">
            <text:p>67.80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199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2848" calcext:value-type="float">
            <text:p>66.98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199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9992" calcext:value-type="float">
            <text:p>66.22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199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472" calcext:value-type="float">
            <text:p>64.4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199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23952" calcext:value-type="float">
            <text:p>63.62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199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414" calcext:value-type="float">
            <text:p>64.54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199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67792" calcext:value-type="float">
            <text:p>63.86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1990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024" calcext:value-type="float">
            <text:p>62.8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198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126" calcext:value-type="float">
            <text:p>62.71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198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3896" calcext:value-type="float">
            <text:p>62.41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198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22" calcext:value-type="float">
            <text:p>63.32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1986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7688" calcext:value-type="float">
            <text:p>63.7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198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3136" calcext:value-type="float">
            <text:p>63.95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198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2304" calcext:value-type="float">
            <text:p>63.39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1983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9656" calcext:value-type="float">
            <text:p>62.77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198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1664" calcext:value-type="float">
            <text:p>62.08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198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956" calcext:value-type="float">
            <text:p>61.24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1980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8024" calcext:value-type="float">
            <text:p>59.62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8024" calcext:value-type="float">
            <text:p>59.62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1979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2912" calcext:value-type="float">
            <text:p>59.11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197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0536" calcext:value-type="float">
            <text:p>58.39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1977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3296" calcext:value-type="float">
            <text:p>57.61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197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652" calcext:value-type="float">
            <text:p>55.97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197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7464" calcext:value-type="float">
            <text:p>55.14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197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6656" calcext:value-type="float">
            <text:p>54.01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197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0648" calcext:value-type="float">
            <text:p>53.19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197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1296" calcext:value-type="float">
            <text:p>53.04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1971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988" calcext:value-type="float">
            <text:p>52.37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1970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976" calcext:value-type="float">
            <text:p>51.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196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5248" calcext:value-type="float">
            <text:p>51.8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1968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8784" calcext:value-type="float">
            <text:p>50.46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196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2384" calcext:value-type="float">
            <text:p>52.60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196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2264" calcext:value-type="float">
            <text:p>47.83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196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0792" calcext:value-type="float">
            <text:p>45.96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196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196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6112" calcext:value-type="float">
            <text:p>42.8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196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5768" calcext:value-type="float">
            <text:p>40.8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1961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1960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8592" calcext:value-type="float">
            <text:p>39.7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195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195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1957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195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1955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86" meta:object-count="0"/>
    <meta:user-defined meta:name="AppVersion">3.0</meta:user-defined>
  </office:meta>
</office:document-meta>
</file>